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C64 Pro Mono" svg:font-family="'C64 Pro Mono'" style:font-family-generic="modern" style:font-pitch="fixed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9.876cm" fo:min-width="14.388cm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701cm" fo:min-width="10.89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0.418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0.418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0.418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0.418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2.256cm" fo:min-width="1.371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2.642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0.101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cm" fo:min-width="0cm" fo:wrap-option="wrap"/>
    </style:style>
    <style:style style:name="gr12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92cm" fo:min-width="0cm" fo:padding-top="0.142cm" fo:padding-bottom="0.142cm" fo:padding-left="0.267cm" fo:padding-right="0.267cm" fo:wrap-option="wrap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62cm" fo:min-width="0cm" fo:padding-top="0.142cm" fo:padding-bottom="0.142cm" fo:padding-left="0.267cm" fo:padding-right="0.267cm" fo:wrap-option="wrap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0.55cm" fo:min-width="0cm" fo:padding-top="0.142cm" fo:padding-bottom="0.142cm" fo:padding-left="0.267cm" fo:padding-right="0.267cm" fo:wrap-option="wrap"/>
    </style:style>
    <style:style style:name="gr16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3.276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465cm" fo:min-width="0cm" fo:padding-top="0.142cm" fo:padding-bottom="0.142cm" fo:padding-left="0.267cm" fo:padding-right="0.267cm" fo:wrap-option="wrap"/>
    </style:style>
    <style:style style:name="gr18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2.006cm" fo:padding-top="0.142cm" fo:padding-bottom="0.142cm" fo:padding-left="0.267cm" fo:padding-right="0.267cm"/>
      <style:paragraph-properties style:writing-mode="lr-tb"/>
    </style:style>
    <style:style style:name="gr19" style:family="graphic" style:parent-style-name="objectwithoutfill">
      <style:graphic-properties draw:stroke="dash" draw:stroke-dash="Long_20_Dot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dash" draw:stroke-dash="Dot" svg:stroke-width="0.035cm" svg:stroke-color="#000000" draw:marker-start-width="0.252cm" draw:marker-end-width="0.252cm" svg:stroke-linecap="butt" draw:fill-color="#ffffff" draw:textarea-horizontal-align="justify" draw:textarea-vertical-align="middle" draw:auto-grow-height="false" fo:min-height="0.986cm" fo:min-width="0.418cm" fo:padding-top="0.142cm" fo:padding-bottom="0.142cm" fo:padding-left="0.267cm" fo:padding-right="0.267cm"/>
      <style:paragraph-properties style:writing-mode="lr-tb"/>
    </style:style>
    <style:style style:name="gr21" style:family="graphic" style:parent-style-name="objectwithoutfill">
      <style:graphic-properties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0.418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0.418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0.418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Bahnschrift SemiBold"/>
    </style:style>
    <style:style style:name="P4" style:family="paragraph">
      <loext:graphic-properties draw:fill-color="#ffffff"/>
      <style:paragraph-properties fo:text-align="center"/>
      <style:text-properties style:font-name="Bahnschrift Semi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font-name="Bahnschrift SemiBold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style:font-name="Bahnschrift SemiBold"/>
    </style:style>
    <style:style style:name="P7" style:family="paragraph">
      <style:paragraph-properties fo:text-align="start"/>
      <style:text-properties style:font-name="Bahnschrift SemiBold" fo:font-size="8pt" style:font-size-asian="8pt" style:font-size-complex="8pt"/>
    </style:style>
    <style:style style:name="P8" style:family="paragraph">
      <loext:graphic-properties draw:fill-color="#ffffff"/>
      <style:paragraph-properties fo:text-align="start"/>
      <style:text-properties style:font-name="Bahnschrift SemiBold" fo:font-size="8pt" style:font-size-asian="8pt" style:font-size-complex="8pt"/>
    </style:style>
    <style:style style:name="P9" style:family="paragraph">
      <style:paragraph-properties fo:text-align="center"/>
      <style:text-properties style:font-name="Bahnschrift SemiBold" fo:font-size="8pt" style:font-size-asian="8pt" style:font-size-complex="8pt"/>
    </style:style>
    <style:style style:name="P10" style:family="paragraph">
      <loext:graphic-properties draw:fill-color="#ffffff"/>
      <style:paragraph-properties fo:text-align="center"/>
      <style:text-properties style:font-name="Bahnschrift SemiBold" fo:font-size="8pt" style:font-size-asian="8pt" style:font-size-complex="8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color="#cccccc" loext:opacity="100%" style:font-name="Bahnschrift SemiBold"/>
    </style:style>
    <style:style style:name="P14" style:family="paragraph">
      <loext:graphic-properties draw:fill-color="#ffffff"/>
      <style:paragraph-properties fo:text-align="center"/>
      <style:text-properties fo:color="#cccccc" loext:opacity="100%" style:font-name="Bahnschrift SemiBold"/>
    </style:style>
    <style:style style:name="P15" style:family="paragraph">
      <style:paragraph-properties fo:text-align="end"/>
      <style:text-properties style:font-name="Bahnschrift SemiBold" fo:font-size="8pt" style:font-size-asian="8pt" style:font-size-complex="8pt"/>
    </style:style>
    <style:style style:name="P16" style:family="paragraph">
      <loext:graphic-properties draw:fill-color="#ffffff"/>
      <style:paragraph-properties fo:text-align="end"/>
      <style:text-properties style:font-name="Bahnschrift SemiBold" fo:font-size="8pt" style:font-size-asian="8pt" style:font-size-complex="8pt"/>
    </style:style>
    <style:style style:name="T1" style:family="text">
      <style:text-properties style:font-name="Bahnschrift SemiBold"/>
    </style:style>
    <style:style style:name="T2" style:family="text">
      <style:text-properties style:font-name="Bahnschrift SemiBold" fo:font-size="8pt" style:font-size-asian="8pt" style:font-size-complex="8pt"/>
    </style:style>
    <style:style style:name="T3" style:family="text">
      <style:text-properties fo:color="#cccccc" loext:opacity="100%" style:font-name="Bahnschrift Semi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4.922cm" svg:height="10.16cm" svg:x="0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4" draw:id="id4" draw:layer="layout" svg:width="0.158cm" svg:height="0.158cm" svg:x="12.859cm" svg:y="1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1.43cm" svg:height="6.985cm" svg:x="0.159cm" svg:y="1.2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0.952cm" svg:height="1.27cm" svg:x="2.064cm" svg:y="2.54cm">
            <text:p text:style-name="P3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952cm" svg:height="1.27cm" svg:x="13.811cm" svg:y="2.54cm">
            <text:p text:style-name="P5"><text:span text:style-name="T1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952cm" svg:height="1.27cm" svg:x="12.859cm" svg:y="1.27cm">
            <text:p text:style-name="P5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952cm" svg:height="1.27cm" svg:x="12.859cm" svg:y="2.54cm">
            <text:p text:style-name="P5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2.54cm" svg:x="12.859cm" svg:y="5.08cm">
            <text:p text:style-name="P5"><text:span text:style-name="T1">.</text:span></text:p>
            <text:p text:style-name="P5"><text:span text:style-name="T1">.</text:span></text:p>
            <text:p text:style-name="P5"><text:span text:style-name="T1">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8" xml:id="id1" draw:id="id1" draw:layer="layout" svg:width="3.176cm" svg:height="0.635cm" svg:x="3.333cm" svg:y="0cm">
            <text:p text:style-name="P7"><text:span text:style-name="T2">Destination Addr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0.635cm" svg:height="0.635cm" svg:x="3.334cm" svg:y="2.857cm">
            <text:p text:style-name="P7"><text:span text:style-name="T2">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0" draw:layer="layout" svg:width="0.635cm" svg:height="0.635cm" svg:x="2.222cm" svg:y="4.127cm">
            <text:p text:style-name="P9"><text:span text:style-name="T2">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1" xml:id="id2" draw:id="id2" draw:layer="layout" svg:width="0.158cm" svg:height="0.158cm" svg:x="2.064cm" svg:y="2.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2" draw:text-style-name="P12" draw:layer="layout" draw:type="curve" svg:x1="3.333cm" svg:y1="0.317cm" svg:x2="2.143cm" svg:y2="2.54cm" draw:start-shape="id1" draw:start-glue-point="3" draw:end-shape="id2" draw:end-glue-point="4" svg:d="M3333 317c-794 0-1190 741-1190 2223" svg:viewBox="0 0 1191 2224">
            <text:p/>
          </draw:connector>
          <draw:custom-shape draw:style-name="gr13" draw:text-style-name="P12" draw:layer="layout" svg:width="0.158cm" svg:height="1.27cm" svg:x="3.176cm" svg:y="2.5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4" draw:text-style-name="P12" draw:layer="layout" svg:width="0.158cm" svg:height="0.952cm" draw:transform="rotate (-1.5707963267949) translate (3.016cm 3.968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5" draw:text-style-name="P12" draw:layer="layout" svg:width="1.11cm" svg:height="11.43cm" draw:transform="rotate (-1.5707963267949) translate (11.589cm 8.415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6" draw:text-style-name="P10" draw:layer="layout" svg:width="3.81cm" svg:height="0.635cm" svg:x="3.969cm" svg:y="9.525cm">
            <text:p text:style-name="P9"><text:span text:style-name="T2">Destination Stri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317cm" svg:height="1.905cm" draw:transform="rotate (-1.5707963267949) translate (14.764cm 7.778cm)">
            <text:p/>
            <draw:enhanced-geometry svg:viewBox="0 0 21600 21600" draw:glue-points="0 0 0 21600 21600 10800" draw:text-areas="0 ?f9 7800 ?f10" draw:type="right-brace" draw:modifiers="2855.82371458552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8" draw:text-style-name="P10" draw:layer="layout" svg:width="2.54cm" svg:height="0.635cm" svg:x="12.553cm" svg:y="8.111cm">
            <text:p text:style-name="P9"><text:span text:style-name="T2">Source Stri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12" draw:layer="layout" svg:x1="12.859cm" svg:y1="1.27cm" svg:x2="2.064cm" svg:y2="2.54cm">
            <text:p/>
          </draw:line>
          <draw:line draw:style-name="gr19" draw:text-style-name="P12" draw:layer="layout" svg:x1="3.016cm" svg:y1="2.54cm" svg:x2="13.811cm" svg:y2="1.27cm">
            <text:p/>
          </draw:line>
          <draw:line draw:style-name="gr19" draw:text-style-name="P12" draw:layer="layout" svg:x1="3.016cm" svg:y1="3.81cm" svg:x2="13.811cm" svg:y2="2.54cm">
            <text:p/>
          </draw:line>
          <draw:line draw:style-name="gr19" draw:text-style-name="P12" draw:layer="layout" svg:x1="12.859cm" svg:y1="2.54cm" svg:x2="2.064cm" svg:y2="3.81cm">
            <text:p/>
          </draw:line>
          <draw:custom-shape draw:style-name="gr20" draw:text-style-name="P14" draw:layer="layout" svg:width="0.952cm" svg:height="1.27cm" svg:x="2.064cm" svg:y="2.54cm">
            <text:p text:style-name="P13"><text:span text:style-name="T3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6" xml:id="id3" draw:id="id3" draw:layer="layout" svg:width="3.176cm" svg:height="0.635cm" svg:x="9.048cm" svg:y="0cm">
            <text:p text:style-name="P15"><text:span text:style-name="T2">Source Addr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1" draw:text-style-name="P12" draw:layer="layout" draw:type="curve" svg:x1="12.224cm" svg:y1="0.317cm" svg:x2="12.938cm" svg:y2="1.27cm" draw:start-shape="id3" draw:start-glue-point="1" draw:end-shape="id4" draw:end-glue-point="4" svg:d="M12224 317c476 0 714 317 714 953" svg:viewBox="0 0 715 954">
            <text:p/>
          </draw:connector>
          <draw:custom-shape draw:style-name="gr22" draw:text-style-name="P6" draw:layer="layout" svg:width="0.952cm" svg:height="1.27cm" svg:x="13.811cm" svg:y="1.27cm">
            <text:p text:style-name="P5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6" draw:layer="layout" svg:width="0.952cm" svg:height="1.27cm" svg:x="12.859cm" svg:y="3.81cm">
            <text:p text:style-name="P5"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6" draw:layer="layout" svg:width="0.952cm" svg:height="1.27cm" svg:x="13.811cm" svg:y="3.81cm">
            <text:p text:style-name="P5"><text:span text:style-name="T1">F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C64 Pro Mono" svg:font-family="'C64 Pro Mono'" style:font-family-generic="modern" style:font-pitch="fixed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08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2-12-14T20:14:15.552000000</meta:creation-date>
    <dc:date>2022-12-14T20:31:11.494000000</dc:date>
    <dc:creator>Peter Weingartner</dc:creator>
    <meta:editing-duration>PT6M44S</meta:editing-duration>
    <meta:editing-cycles>1</meta:editing-cycles>
    <meta:document-statistic meta:object-count="30"/>
    <meta:generator>LibreOffice/7.2.2.2$Windows_X86_64 LibreOffice_project/02b2acce88a210515b4a5bb2e46cbfb63fe97d56</meta:generator>
  </office:meta>
</office:document-meta>
</file>